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3EF2185E6A5E1F53067.png" manifest:media-type="image/png"/>
  <manifest:file-entry manifest:full-path="Pictures/100000000000077F000003F13F659C9A5F67B7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c23bd" officeooo:paragraph-rsid="000c23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0dbf1f" officeooo:paragraph-rsid="000dbf1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9B</text:p>
      <text:p text:style-name="P1"/>
      <text:p text:style-name="P2"><draw:frame draw:style-name="fr1" draw:name="Figura1" text:anchor-type="char" svg:width="17cm" svg:height="8.938cm" draw:z-index="0"><draw:image xlink:href="Pictures/100000000000077F000003F13F659C9A5F67B7F7.png" xlink:type="simple" xlink:show="embed" xlink:actuate="onLoad" loext:mime-type="image/png"/></draw:frame></text:p>
      <text:p text:style-name="P2"/>
      <text:p text:style-name="P2"/>
      <text:p text:style-name="P2"><draw:frame draw:style-name="fr1" draw:name="Figura2" text:anchor-type="char" svg:width="17cm" svg:height="8.92cm" draw:z-index="1"><draw:image xlink:href="Pictures/100000000000077F000003EF2185E6A5E1F530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30:25.071589057</meta:creation-date>
    <dc:date>2022-04-22T20:46:43.595638521</dc:date>
    <meta:editing-duration>PT6M8S</meta:editing-duration>
    <meta:editing-cycles>1</meta:editing-cycles>
    <meta:document-statistic meta:table-count="0" meta:image-count="2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